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3f24" officeooo:paragraph-rsid="00003f24"/>
    </style:style>
    <style:style style:name="P2" style:family="paragraph" style:parent-style-name="Standard">
      <style:text-properties officeooo:rsid="0001b112" officeooo:paragraph-rsid="0001b1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 looks like qsub’s multiple job tools require that the identifier is passed in explicitly. <text:s/>This means that each job will need to internally translate some index to its task.</text:p>
      <text:p text:style-name="P1"/>
      <text:p text:style-name="P1">Job dependencies are captured outside PBS script in a bash script. The qsub commands are executed using echo.</text:p>
      <text:p text:style-name="P1"/>
      <text:p text:style-name="P1">echo “qsub job1.pbs”</text:p>
      <text:p text:style-name="P1"/>
      <text:p text:style-name="P2">I can use git.</text:p>
      <text:p text:style-name="P2"/>
      <text:p text:style-name="P2">For file transfer use GLOBUS (faster) or SCP.</text:p>
      <text:p text:style-name="P2"/>
      <text:p text:style-name="P2"/>
      <text:p text:style-name="P2">Approach:</text:p>
      <text:p text:style-name="P2"/>
      <text:p text:style-name="P2">1. Develop planned workflow</text:p>
      <text:p text:style-name="P2">2. Identify testable components of workflow to confirm PACE functions as expected</text:p>
      <text:p text:style-name="P2">3. Refactor code for PACE compatibil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0:41:46.792804277</meta:creation-date>
    <dc:date>2019-03-24T11:18:28.256276914</dc:date>
    <meta:editing-duration>PT11M36S</meta:editing-duration>
    <meta:editing-cycles>1</meta:editing-cycles>
    <meta:document-statistic meta:table-count="0" meta:image-count="0" meta:object-count="0" meta:page-count="1" meta:paragraph-count="9" meta:word-count="86" meta:character-count="521" meta:non-whitespace-character-count="443"/>
    <meta:generator>LibreOffice/5.1.6.2$Linux_X86_64 LibreOffice_project/10m0$Build-2</meta:generator>
  </office:meta>
</office:document-meta>
</file>